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324" officeooo:paragraph-rsid="000b8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ven the graph G1 in Figure 2a and k=4, the algrithm finds a maximum matching M1 = {(v1, v2), (v3, v4)} shown in Figure 2b. It then creates the graph G2 , as shown in Figure 2c, and finds a maximum matching for it, M2 = {(v3,4 , v5 )} shown in Figure 2d. It then creates the graph G3 , as shown in Figure 2e, and finds a maximum match-ing for it, M 3 = {(v3,4,5 , v6)}. Finally, MnM created the graph G 4 , as shown in Figure 2f, and returns the partition P = {v1, v2}, {v3, v4, v5, v6}. We note that by the algorithm construction, a unified node vi1,...,il, is created by merging nodes vi1 and vi2, and then by merging vi1,i2 and vi3 , and so 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7:36:54.656109314</meta:creation-date>
    <dc:date>2022-11-20T17:44:06.831422702</dc:date>
    <meta:editing-duration>PT6M49S</meta:editing-duration>
    <meta:editing-cycles>48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34" meta:character-count="648" meta:non-whitespace-character-count="515"/>
  </office:meta>
</office:document-meta>
</file>